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7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Matamala (ivsm)</text:p>
          </table:table-cell>
          <table:table-cell table:number-columns-repeated="1022"/>
        </table:table-row>
        <table:table-row table:style-name="ro5" table:number-rows-repeated="15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39:35.7846544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04-16T11:32:48Z</meta:creation-date>
    <dc:date>2017-03-01T12:39:50.424109011</dc:date>
    <meta:editing-cycles>17</meta:editing-cycles>
    <meta:editing-duration>PT17M4S</meta:editing-duration>
    <dc:creator>leviathan 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